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3000000927E27A9CC.png" manifest:media-type="image/png"/>
  <manifest:file-entry manifest:full-path="Pictures/10000000000002DC00000128D3B00E20.png" manifest:media-type="image/png"/>
  <manifest:file-entry manifest:full-path="Pictures/1000000000000261000001896F8D1B05.png" manifest:media-type="image/png"/>
  <manifest:file-entry manifest:full-path="Pictures/10000000000002FB00000085CFB8BE2E.png" manifest:media-type="image/png"/>
  <manifest:file-entry manifest:full-path="Pictures/100000000000029900000099212F6F87.png" manifest:media-type="image/png"/>
  <manifest:file-entry manifest:full-path="Pictures/10000000000004A700000221FA6FE3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be73" officeooo:paragraph-rsid="0018be73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.10</text:p>
      <text:p text:style-name="P1">IVÁN ESPÍ</text:p>
      <text:p text:style-name="P1"/>
      <text:p text:style-name="P1"><draw:frame draw:style-name="fr2" draw:name="Imagen1" text:anchor-type="char" svg:width="17cm" svg:height="7.779cm" draw:z-index="0"><draw:image xlink:href="Pictures/10000000000004A700000221FA6FE3D8.png" xlink:type="simple" xlink:show="embed" xlink:actuate="onLoad" draw:mime-type="image/png"/></draw:frame><text:tab/></text:p>
      <text:p text:style-name="P1"/>
      <text:p text:style-name="P1"><draw:frame draw:style-name="fr2" draw:name="Imagen2" text:anchor-type="char" svg:width="17cm" svg:height="3.911cm" draw:z-index="1"><draw:image xlink:href="Pictures/100000000000029900000099212F6F8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111cm" svg:y="0cm" svg:width="16.113cm" svg:height="10.398cm" draw:z-index="2"><draw:image xlink:href="Pictures/1000000000000261000001896F8D1B05.png" xlink:type="simple" xlink:show="embed" xlink:actuate="onLoad" draw:mime-type="image/png"/></draw:frame><text:soft-page-break/><text:tab/></text:p>
      <text:p text:style-name="P1"><draw:frame draw:style-name="fr2" draw:name="Imagen4" text:anchor-type="char" svg:width="17cm" svg:height="2.963cm" draw:z-index="3"><draw:image xlink:href="Pictures/10000000000002FB00000085CFB8BE2E.png" xlink:type="simple" xlink:show="embed" xlink:actuate="onLoad" draw:mime-type="image/png"/></draw:frame><draw:frame draw:style-name="fr1" draw:name="Imagen5" text:anchor-type="char" svg:x="-0.053cm" svg:y="3.357cm" svg:width="17cm" svg:height="6.874cm" draw:z-index="4"><draw:image xlink:href="Pictures/10000000000002DC00000128D3B00E20.png" xlink:type="simple" xlink:show="embed" xlink:actuate="onLoad" draw:mime-type="image/png"/></draw:frame><text:tab/></text:p>
      <text:p text:style-name="P1"><draw:frame draw:style-name="fr1" draw:name="Imagen6" text:anchor-type="char" svg:x="0.127cm" svg:y="7.071cm" svg:width="16.589cm" svg:height="3.863cm" draw:z-index="5"><draw:image xlink:href="Pictures/1000000000000273000000927E27A9CC.png" xlink:type="simple" xlink:show="embed" xlink:actuate="onLoad" draw:mime-type="image/png"/></draw:frame><text:tab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0:14:52.624044166</meta:creation-date>
    <meta:print-date>2024-10-01T20:26:10.448774347</meta:print-date>
    <meta:printed-by>Archivos PDF</meta:printed-by>
    <dc:date>2024-10-01T20:33:07.389105668</dc:date>
    <meta:editing-duration>PT6M56S</meta:editing-duration>
    <meta:editing-cycles>1</meta:editing-cycles>
    <meta:document-statistic meta:table-count="0" meta:image-count="6" meta:object-count="0" meta:page-count="2" meta:paragraph-count="7" meta:word-count="4" meta:character-count="27" meta:non-whitespace-character-count="20"/>
    <meta:generator>LibreOffice/24.2.5.2$Linux_X86_64 LibreOffice_project/420$Build-2</meta:generator>
  </office:meta>
</office:document-meta>
</file>